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1f2884" officeooo:paragraph-rsid="001f2884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1f2884" officeooo:paragraph-rsid="0022e0bf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1f2884" officeooo:paragraph-rsid="00257b81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1f762d" officeooo:paragraph-rsid="001f762d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1f762d" officeooo:paragraph-rsid="00257b8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2e0bf" officeooo:paragraph-rsid="0022e0bf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44513" officeooo:paragraph-rsid="00244513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57b81" officeooo:paragraph-rsid="00257b81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7700a" officeooo:paragraph-rsid="0027700a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1f2884" officeooo:paragraph-rsid="0022e0bf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295838" officeooo:paragraph-rsid="00295838"/>
    </style:style>
    <style:style style:name="T1" style:family="text">
      <style:text-properties officeooo:rsid="001f762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2e0bf"/>
    </style:style>
    <style:style style:name="T4" style:family="text">
      <style:text-properties officeooo:rsid="0022e0bf"/>
    </style:style>
    <style:style style:name="T5" style:family="text">
      <style:text-properties officeooo:rsid="00257b81"/>
    </style:style>
    <style:style style:name="T6" style:family="text">
      <style:text-properties officeooo:rsid="001f2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1. </text:span><text:span text:style-name="T4">Хранимые сущности.</text:span></text:p>
      <text:p text:style-name="P2">Сущности:</text:p>
      <text:p text:style-name="P1"><text:span text:style-name="T5">Клуб</text:span> — хранит названия и адреса клубов.</text:p>
      <text:p text:style-name="P1">Клиенты — хранит информацию о клиентах.</text:p>
      <text:p text:style-name="P1">Группы — хранит информацию о группах клиентов.</text:p>
      <text:p text:style-name="P1">Услуги — хранит информацию о услугах.</text:p>
      <text:p text:style-name="P1"><text:span text:style-name="T1">Оказанные</text:span> услуги — хранит информацию о проведенных услугах, клиента<text:span text:style-name="T1">х</text:span>, <text:span text:style-name="T1">оплате</text:span>, время проведения.</text:p>
      <text:p text:style-name="P1">Фитнес — хранит информацию о программах и расписании.</text:p>
      <text:p text:style-name="P1">Фитнес_Программы - хранит информацию о программах.</text:p>
      <text:p text:style-name="P1">Фитнес_Расписание — хранит информацию о расписании.</text:p>
      <text:p text:style-name="P1">Сущность «<text:span text:style-name="T5">Клуб</text:span>».</text:p>
      <text:p text:style-name="P1">Атрибуты:</text:p>
      <text:p text:style-name="P1">1. Код. Главный ключ.</text:p>
      <text:p text:style-name="P1">2. Название. Название клуба.</text:p>
      <text:p text:style-name="P1">3. Адрес. Адрес клуба.</text:p>
      <text:p text:style-name="P9">4. Клиенты. ФИО клиента.</text:p>
      <text:p text:style-name="P1">Сущность «Клиенты».</text:p>
      <text:p text:style-name="P1">Атрибуты:</text:p>
      <text:p text:style-name="P1">1. Код. Главный ключ.</text:p>
      <text:p text:style-name="P1">2. ФИО. ФИО клиента.</text:p>
      <text:p text:style-name="P1">Сущность «Группы».</text:p>
      <text:p text:style-name="P1">Атрибуты:</text:p>
      <text:p text:style-name="P1">1. Код_Группы. Главный ключ.</text:p>
      <text:p text:style-name="P1">2. Название. Название группы.</text:p>
      <text:p text:style-name="P1">3. Код_Клиента. Внешний ключ связ<text:span text:style-name="T1">ан</text:span> с сущностью «Клиенты».</text:p>
      <text:p text:style-name="P1">4. ФИО. ФИО клиента который входит в группу.</text:p>
      <text:p text:style-name="P1">Сущность «Услуги».</text:p>
      <text:p text:style-name="P1">Атрибуты:</text:p>
      <text:p text:style-name="P1">1. Код. Главный ключ.</text:p>
      <text:p text:style-name="P1">2. Название. Название услуги.</text:p>
      <text:p text:style-name="P3">3. <text:span text:style-name="T1">Описание. Описание услуги.</text:span></text:p>
      <text:p text:style-name="P5">4. <text:span text:style-name="T6">Стоимость. Стоимость услуги.</text:span></text:p>
      <text:p text:style-name="P4">Сущность «Оказанные_услуги».</text:p>
      <text:p text:style-name="P4">Атрибуты:</text:p>
      <text:p text:style-name="P4">1. Код. Главный ключ.</text:p>
      <text:p text:style-name="P4">2. <text:span text:style-name="T5">У</text:span>слуга. Внешний ключ связан с таблицей «Услуги».</text:p>
      <text:p text:style-name="P4">3. Код_Клиента. Внешний ключ связан с сущностью «Клиенты».</text:p>
      <text:p text:style-name="P4">4. ФИО. ФИО клиента.</text:p>
      <text:p text:style-name="P4">5. Оплата. Оплачено клиентом.</text:p>
      <text:p text:style-name="P4">6. <text:span text:style-name="T5">Дата</text:span>. <text:span text:style-name="T5">Дата</text:span> когда была оказана услуга.</text:p>
      <text:p text:style-name="P8">7. Время. Время когда была оказана услуга.</text:p>
      <text:p text:style-name="P4">Сущность «Фитнес».</text:p>
      <text:p text:style-name="P4">Атрибуты:</text:p>
      <text:p text:style-name="P4">1. Код. Главный Ключ.</text:p>
      <text:p text:style-name="P4">2. Код_программы. Внешний ключ связан с сущностью «Фитнес-Программы».</text:p>
      <text:p text:style-name="P4">3. Клиент. Клиент который записался на фитнес.</text:p>
      <text:p text:style-name="P4">4. Группа. Группа в которую записали клиента.</text:p>
      <text:p text:style-name="P4">5. Программа. Программа выбранная клиентом.</text:p>
      <text:p text:style-name="P4">6. Код_расписания. Внешний ключ связан с сущностью «Фитнес-Расписание».</text:p>
      <text:p text:style-name="P7"/>
      <text:p text:style-name="P7"/>
      <text:p text:style-name="P7"><text:soft-page-break/></text:p>
      <text:p text:style-name="P7"/>
      <text:p text:style-name="P7">Сущность «Фитнес-Программа».</text:p>
      <text:p text:style-name="P7">Атрибуты:</text:p>
      <text:p text:style-name="P7">1. Код. Главный Ключ.</text:p>
      <text:p text:style-name="P7">2. Название. Название программы фитнеса.</text:p>
      <text:p text:style-name="P7">3. Описание. Описание программы фитнеса.</text:p>
      <text:p text:style-name="P7">Сущность «Фитнес-Расписание».</text:p>
      <text:p text:style-name="P7">Атрибуты:</text:p>
      <text:p text:style-name="P7">1. Код. Главный Ключ.</text:p>
      <text:p text:style-name="P7">2. Название_зала. Название зала.</text:p>
      <text:p text:style-name="P7">3. Месяц. Месяц на который составлено расписание.</text:p>
      <text:p text:style-name="P7">4. Понедельник.</text:p>
      <text:p text:style-name="P7">5. Вторник.</text:p>
      <text:p text:style-name="P7">6. Среда.</text:p>
      <text:p text:style-name="P7">7. Четверг.</text:p>
      <text:p text:style-name="P7">8. Пятница.</text:p>
      <text:p text:style-name="P7">9. Суббота.</text:p>
      <text:p text:style-name="P7">10. Воскресенье</text:p>
      <text:p text:style-name="P6">2. Связи между сущностями.</text:p>
      <text:p text:style-name="P9">Клиент 1 ко 1 Клуб.</text:p>
      <text:p text:style-name="P6">Клиенты 1 ко многим Фитнес.</text:p>
      <text:p text:style-name="P6">Клиенты 1 ко многим Оказанные_услуги.</text:p>
      <text:p text:style-name="P6">Клиенты 1 ко многим Группа.</text:p>
      <text:p text:style-name="P6">Группа 1 ко 1 Фитнес.</text:p>
      <text:p text:style-name="P6">Услуги 1 ко многим Оказанные_услуги.</text:p>
      <text:p text:style-name="P6">Фитнес 1 ко 1 Фитнес_Программы.</text:p>
      <text:p text:style-name="P6">Фитнес 1 ко 1 Фитнес_Расписание.</text:p>
      <text:p text:style-name="P11">3. Типы данных указаны в <text:span text:style-name="T2">ERD</text:span>-диаграмме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3:05:49.908000000</meta:creation-date>
    <dc:date>2016-12-01T14:18:31.652000000</dc:date>
    <meta:editing-duration>PT13M26S</meta:editing-duration>
    <meta:editing-cycles>4</meta:editing-cycles>
    <meta:generator>LibreOffice/5.2.3.3$Windows_X86_64 LibreOffice_project/d54a8868f08a7b39642414cf2c8ef2f228f780cf</meta:generator>
    <meta:document-statistic meta:table-count="0" meta:image-count="0" meta:object-count="0" meta:page-count="2" meta:paragraph-count="76" meta:word-count="317" meta:character-count="2228" meta:non-whitespace-character-count="1980"/>
  </office:meta>
</office:document-meta>
</file>